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3.6909in"/>
    </style:style>
    <style:style style:name="co3" style:family="table-column">
      <style:table-column-properties fo:break-before="auto" style:column-width="3.1209in"/>
    </style:style>
    <style:style style:name="ro1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6" table:default-cell-style-name="ce1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.f</text:p>
          </table:table-cell>
          <table:table-cell office:value-type="string">
            <text:p>simple driver, solve A*X = B only</text:p>
          </table:table-cell>
          <table:table-cell table:formula="of:=[.A1]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.f</text:p>
          </table:table-cell>
          <table:table-cell office:value-type="string">
            <text:p>simple driver, solve A*X = B only</text:p>
          </table:table-cell>
          <table:table-cell table:formula="of:=[.A2]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.f</text:p>
          </table:table-cell>
          <table:table-cell office:value-type="string">
            <text:p>simple driver, solve A*X = B only</text:p>
          </table:table-cell>
          <table:table-cell table:formula="of:=[.A3]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.f</text:p>
          </table:table-cell>
          <table:table-cell office:value-type="string">
            <text:p>simple driver, solve A*X = B only</text:p>
          </table:table-cell>
          <table:table-cell table:formula="of:=[.A4]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sv.f</text:p>
          </table:table-cell>
          <table:table-cell office:value-type="string">
            <text:p>simple driver, solve A*X = B only</text:p>
          </table:table-cell>
          <table:table-cell table:formula="of:=[.A5]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sv.f</text:p>
          </table:table-cell>
          <table:table-cell office:value-type="string">
            <text:p>simple driver, solve A*X = B only</text:p>
          </table:table-cell>
          <table:table-cell table:formula="of:=[.A6]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sv.f</text:p>
          </table:table-cell>
          <table:table-cell office:value-type="string">
            <text:p>simple driver, solve A*X = B only</text:p>
          </table:table-cell>
          <table:table-cell table:formula="of:=[.A7]"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sv.f</text:p>
          </table:table-cell>
          <table:table-cell office:value-type="string">
            <text:p>simple driver, solve A*X = B only</text:p>
          </table:table-cell>
          <table:table-cell table:formula="of:=[.A8]"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.f</text:p>
          </table:table-cell>
          <table:table-cell office:value-type="string">
            <text:p>simple driver, solve A*X = B only</text:p>
          </table:table-cell>
          <table:table-cell table:formula="of:=[.A9]"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.f</text:p>
          </table:table-cell>
          <table:table-cell office:value-type="string">
            <text:p>simple driver, solve A*X = B only</text:p>
          </table:table-cell>
          <table:table-cell table:formula="of:=[.A10]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.f</text:p>
          </table:table-cell>
          <table:table-cell office:value-type="string">
            <text:p>simple driver, solve A*X = B only</text:p>
          </table:table-cell>
          <table:table-cell table:formula="of:=[.A11]"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.f</text:p>
          </table:table-cell>
          <table:table-cell office:value-type="string">
            <text:p>simple driver, solve A*X = B only</text:p>
          </table:table-cell>
          <table:table-cell table:formula="of:=[.A12]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sv.f</text:p>
          </table:table-cell>
          <table:table-cell office:value-type="string">
            <text:p>simple driver, solve A*X = B only</text:p>
          </table:table-cell>
          <table:table-cell table:formula="of:=[.A13]"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sv.f</text:p>
          </table:table-cell>
          <table:table-cell office:value-type="string">
            <text:p>simple driver, solve A*X = B only</text:p>
          </table:table-cell>
          <table:table-cell table:formula="of:=[.A14]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sv.f</text:p>
          </table:table-cell>
          <table:table-cell office:value-type="string">
            <text:p>simple driver, solve A*X = B only</text:p>
          </table:table-cell>
          <table:table-cell table:formula="of:=[.A15]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sv.f</text:p>
          </table:table-cell>
          <table:table-cell office:value-type="string">
            <text:p>simple driver, solve A*X = B only</text:p>
          </table:table-cell>
          <table:table-cell table:formula="of:=[.A16]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sv.f</text:p>
          </table:table-cell>
          <table:table-cell office:value-type="string">
            <text:p>simple driver, solve A*X = B only</text:p>
          </table:table-cell>
          <table:table-cell table:formula="of:=[.A17]"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sv.f</text:p>
          </table:table-cell>
          <table:table-cell office:value-type="string">
            <text:p>simple driver, solve A*X = B only</text:p>
          </table:table-cell>
          <table:table-cell table:formula="of:=[.A18]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osv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sv.f</text:p>
          </table:table-cell>
          <table:table-cell office:value-type="string">
            <text:p>simple driver, solve A*X = B only</text:p>
          </table:table-cell>
          <table:table-cell table:formula="of:=[.A19]"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osv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sv.f</text:p>
          </table:table-cell>
          <table:table-cell office:value-type="string">
            <text:p>simple driver, solve A*X = B only</text:p>
          </table:table-cell>
          <table:table-cell table:formula="of:=[.A20]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single/spbsv.f</text:p>
          </table:table-cell>
          <table:table-cell office:value-type="string">
            <text:p>simple driver, solve A*X = B only</text:p>
          </table:table-cell>
          <table:table-cell table:formula="of:=[.A21]"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double/dpbsv.f</text:p>
          </table:table-cell>
          <table:table-cell office:value-type="string">
            <text:p>simple driver, solve A*X = B only</text:p>
          </table:table-cell>
          <table:table-cell table:formula="of:=[.A22]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sv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/cpbsv.f</text:p>
          </table:table-cell>
          <table:table-cell office:value-type="string">
            <text:p>simple driver, solve A*X = B only</text:p>
          </table:table-cell>
          <table:table-cell table:formula="of:=[.A23]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sv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16/zpbsv.f</text:p>
          </table:table-cell>
          <table:table-cell office:value-type="string">
            <text:p>simple driver, solve A*X = B only</text:p>
          </table:table-cell>
          <table:table-cell table:formula="of:=[.A24]"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sv.f</text:p>
          </table:table-cell>
          <table:table-cell office:value-type="string">
            <text:p>simple driver, solve A*X = B only</text:p>
          </table:table-cell>
          <table:table-cell table:formula="of:=[.A25]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sv.f</text:p>
          </table:table-cell>
          <table:table-cell office:value-type="string">
            <text:p>simple driver, solve A*X = B only</text:p>
          </table:table-cell>
          <table:table-cell table:formula="of:=[.A26]"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psv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sv.f</text:p>
          </table:table-cell>
          <table:table-cell office:value-type="string">
            <text:p>simple driver, solve A*X = B only</text:p>
          </table:table-cell>
          <table:table-cell table:formula="of:=[.A27]"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psv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sv.f</text:p>
          </table:table-cell>
          <table:table-cell office:value-type="string">
            <text:p>simple driver, solve A*X = B only</text:p>
          </table:table-cell>
          <table:table-cell table:formula="of:=[.A28]"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sv.f</text:p>
          </table:table-cell>
          <table:table-cell office:value-type="string">
            <text:p>simple driver, solve A*X = B only</text:p>
          </table:table-cell>
          <table:table-cell table:formula="of:=[.A29]"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sv.f</text:p>
          </table:table-cell>
          <table:table-cell office:value-type="string">
            <text:p>simple driver, solve A*X = B only</text:p>
          </table:table-cell>
          <table:table-cell table:formula="of:=[.A30]"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ptsv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sv.f</text:p>
          </table:table-cell>
          <table:table-cell office:value-type="string">
            <text:p>simple driver, solve A*X = B only</text:p>
          </table:table-cell>
          <table:table-cell table:formula="of:=[.A31]"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ptsv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sv.f</text:p>
          </table:table-cell>
          <table:table-cell office:value-type="string">
            <text:p>simple driver, solve A*X = B only</text:p>
          </table:table-cell>
          <table:table-cell table:formula="of:=[.A32]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sv.f</text:p>
          </table:table-cell>
          <table:table-cell office:value-type="string">
            <text:p>simple driver, solve A*X = B only</text:p>
          </table:table-cell>
          <table:table-cell table:formula="of:=[.A33]"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sv.f</text:p>
          </table:table-cell>
          <table:table-cell office:value-type="string">
            <text:p>simple driver, solve A*X = B only</text:p>
          </table:table-cell>
          <table:table-cell table:formula="of:=[.A34]"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sv.f</text:p>
          </table:table-cell>
          <table:table-cell office:value-type="string">
            <text:p>simple driver, solve A*X = B only</text:p>
          </table:table-cell>
          <table:table-cell table:formula="of:=[.A35]"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sv.f</text:p>
          </table:table-cell>
          <table:table-cell office:value-type="string">
            <text:p>simple driver, solve A*X = B only</text:p>
          </table:table-cell>
          <table:table-cell table:formula="of:=[.A36]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sv.f</text:p>
          </table:table-cell>
          <table:table-cell office:value-type="string">
            <text:p>simple driver, solve A*X = B only</text:p>
          </table:table-cell>
          <table:table-cell table:formula="of:=[.A37]"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sv.f</text:p>
          </table:table-cell>
          <table:table-cell office:value-type="string">
            <text:p>simple driver, solve A*X = B only</text:p>
          </table:table-cell>
          <table:table-cell table:formula="of:=[.A38]"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sv.f</text:p>
          </table:table-cell>
          <table:table-cell office:value-type="string">
            <text:p>simple driver, solve A*X = B only</text:p>
          </table:table-cell>
          <table:table-cell table:formula="of:=[.A39]"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sv.f</text:p>
          </table:table-cell>
          <table:table-cell office:value-type="string">
            <text:p>simple driver, solve A*X = B only</text:p>
          </table:table-cell>
          <table:table-cell table:formula="of:=[.A40]"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[.A41]" office:value-type="float" office:value="41">
            <text:p>41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[.A42]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[.A43]"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[.A44]"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[.A45]"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[.A46]"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[.A47]" office:value-type="float" office:value="47">
            <text:p>47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z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[.A48]" office:value-type="float" office:value="48">
            <text:p>48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x.f</text:p>
          </table:table-cell>
          <table:table-cell office:value-type="string">
            <text:p>expert driver, A*X = B, Condition Number, Error Bounds, Refine, Factor, Transpose</text:p>
          </table:table-cell>
          <table:table-cell table:formula="of:=[.A49]" office:value-type="float" office:value="49">
            <text:p>49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x.f</text:p>
          </table:table-cell>
          <table:table-cell office:value-type="string">
            <text:p>expert driver, A*X = B, Condition Number, Error Bounds, Refine, Factor, Transpose</text:p>
          </table:table-cell>
          <table:table-cell table:formula="of:=[.A50]"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x.f</text:p>
          </table:table-cell>
          <table:table-cell office:value-type="string">
            <text:p>expert driver, A*X = B, Condition Number, Error Bounds, Refine, Factor, Transpose</text:p>
          </table:table-cell>
          <table:table-cell table:formula="of:=[.A51]" office:value-type="float" office:value="51">
            <text:p>51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x.f</text:p>
          </table:table-cell>
          <table:table-cell office:value-type="string">
            <text:p>expert driver, A*X = B, Condition Number, Error Bounds, Refine, Factor, Transpose</text:p>
          </table:table-cell>
          <table:table-cell table:formula="of:=[.A52]"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</text:p>
          </table:table-cell>
          <table:table-cell office:value-type="string">
            <text:p>hes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53]" office:value-type="float" office:value="53">
            <text:p>53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z</text:p>
          </table:table-cell>
          <table:table-cell office:value-type="string">
            <text:p>hes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54]" office:value-type="float" office:value="54">
            <text:p>54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</text:p>
          </table:table-cell>
          <table:table-cell office:value-type="string">
            <text:p>hps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55]" office:value-type="float" office:value="55">
            <text:p>55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z</text:p>
          </table:table-cell>
          <table:table-cell office:value-type="string">
            <text:p>hps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56]" office:value-type="float" office:value="56">
            <text:p>56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57]" office:value-type="float" office:value="57">
            <text:p>57</text:p>
          </table:table-cell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58]" office:value-type="float" office:value="58">
            <text:p>58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</text:p>
          </table:table-cell>
          <table:table-cell office:value-type="string">
            <text:p>posvx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59]" office:value-type="float" office:value="59">
            <text:p>59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z</text:p>
          </table:table-cell>
          <table:table-cell office:value-type="string">
            <text:p>posvx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60]" office:value-type="float" office:value="60">
            <text:p>60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single/spb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61]" office:value-type="float" office:value="61">
            <text:p>61</text:p>
          </table:table-cell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double/dpb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62]"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pbsvx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/cpb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63]" office:value-type="float" office:value="63">
            <text:p>63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z</text:p>
          </table:table-cell>
          <table:table-cell office:value-type="string">
            <text:p>pbsvx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16/zpb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64]" office:value-type="float" office:value="64">
            <text:p>64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65]" office:value-type="float" office:value="65">
            <text:p>65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66]" office:value-type="float" office:value="66">
            <text:p>66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ppsvx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67]" office:value-type="float" office:value="67">
            <text:p>67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z</text:p>
          </table:table-cell>
          <table:table-cell office:value-type="string">
            <text:p>ppsvx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[.A68]" office:value-type="float" office:value="68">
            <text:p>68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69]" office:value-type="float" office:value="69">
            <text:p>69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70]" office:value-type="float" office:value="70">
            <text:p>70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</text:p>
          </table:table-cell>
          <table:table-cell office:value-type="string">
            <text:p>ptsvx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71]" office:value-type="float" office:value="71">
            <text:p>71</text:p>
          </table:table-cell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z</text:p>
          </table:table-cell>
          <table:table-cell office:value-type="string">
            <text:p>ptsvx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72]" office:value-type="float" office:value="72">
            <text:p>72</text:p>
          </table:table-cell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73]" office:value-type="float" office:value="73">
            <text:p>73</text:p>
          </table:table-cell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d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74]" office:value-type="float" office:value="74">
            <text:p>74</text:p>
          </table:table-cell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75]" office:value-type="float" office:value="75">
            <text:p>75</text:p>
          </table:table-cell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z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76]" office:value-type="float" office:value="76">
            <text:p>76</text:p>
          </table:table-cell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77]" office:value-type="float" office:value="77">
            <text:p>77</text:p>
          </table:table-cell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d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78]" office:value-type="float" office:value="78">
            <text:p>78</text:p>
          </table:table-cell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79]" office:value-type="float" office:value="79">
            <text:p>79</text:p>
          </table:table-cell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z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svx.f</text:p>
          </table:table-cell>
          <table:table-cell office:value-type="string">
            <text:p>expert driver, A*X = B, Condition Number, Error Bounds, Refine, Factor</text:p>
          </table:table-cell>
          <table:table-cell table:formula="of:=[.A80]" office:value-type="float" office:value="80">
            <text:p>80</text:p>
          </table:table-cell>
          <table:table-cell table:number-columns-repeated="1016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AM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11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11-15T11:07:18</dc:date>
    <dc:creator>Sa-Lin Bernstein</dc:creator>
    <meta:editing-duration>PT00H13M03S</meta:editing-duration>
    <meta:editing-cycles>12</meta:editing-cycles>
    <meta:document-statistic meta:table-count="1" meta:cell-count="640" meta:object-count="0"/>
  </office:meta>
</office:document-meta>
</file>